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4.805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6.525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5.637cm"/>
    </style:style>
    <style:style style:name="co14" style:family="table-column">
      <style:table-column-properties fo:break-before="auto" style:column-width="4.195cm"/>
    </style:style>
    <style:style style:name="co15" style:family="table-column">
      <style:table-column-properties fo:break-before="auto" style:column-width="4.417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5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1.42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3.722cm"/>
    </style:style>
    <style:style style:name="co22" style:family="table-column">
      <style:table-column-properties fo:break-before="auto" style:column-width="3.639cm"/>
    </style:style>
    <style:style style:name="co23" style:family="table-column">
      <style:table-column-properties fo:break-before="auto" style:column-width="3.972cm"/>
    </style:style>
    <style:style style:name="co24" style:family="table-column">
      <style:table-column-properties fo:break-before="auto" style:column-width="3.612cm"/>
    </style:style>
    <style:style style:name="co25" style:family="table-column">
      <style:table-column-properties fo:break-before="auto" style:column-width="4.639cm"/>
    </style:style>
    <style:style style:name="co26" style:family="table-column">
      <style:table-column-properties fo:break-before="auto" style:column-width="1.392cm"/>
    </style:style>
    <style:style style:name="co27" style:family="table-column">
      <style:table-column-properties fo:break-before="auto" style:column-width="5.082cm"/>
    </style:style>
    <style:style style:name="co28" style:family="table-column">
      <style:table-column-properties fo:break-before="auto" style:column-width="2.224cm"/>
    </style:style>
    <style:style style:name="co29" style:family="table-column">
      <style:table-column-properties fo:break-before="auto" style:column-width="4.861cm"/>
    </style:style>
    <style:style style:name="co30" style:family="table-column">
      <style:table-column-properties fo:break-before="auto" style:column-width="5.304cm"/>
    </style:style>
    <style:style style:name="co31" style:family="table-column">
      <style:table-column-properties fo:break-before="auto" style:column-width="1.78cm"/>
    </style:style>
    <style:style style:name="co32" style:family="table-column">
      <style:table-column-properties fo:break-before="auto" style:column-width="1.863cm"/>
    </style:style>
    <style:style style:name="co33" style:family="table-column">
      <style:table-column-properties fo:break-before="auto" style:column-width="3.417cm"/>
    </style:style>
    <style:style style:name="co34" style:family="table-column">
      <style:table-column-properties fo:break-before="auto" style:column-width="3.861cm"/>
    </style:style>
    <style:style style:name="co35" style:family="table-column">
      <style:table-column-properties fo:break-before="auto" style:column-width="4.306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4.083cm"/>
    </style:style>
    <style:style style:name="co38" style:family="table-column">
      <style:table-column-properties fo:break-before="auto" style:column-width="3.196cm"/>
    </style:style>
    <style:style style:name="co39" style:family="table-column">
      <style:table-column-properties fo:break-before="auto" style:column-width="4.75cm"/>
    </style:style>
    <style:style style:name="co40" style:family="table-column">
      <style:table-column-properties fo:break-before="auto" style:column-width="2.03cm"/>
    </style:style>
    <style:style style:name="co41" style:family="table-column">
      <style:table-column-properties fo:break-before="auto" style:column-width="2.5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6e64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transparent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e6e64c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55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e6e6ff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ffd320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d320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color="#000000" fo:font-size="12pt"/>
    </style:style>
  </office:automatic-styles>
  <office:body>
    <office:spreadsheet>
      <table:table table:name="login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47" table:default-cell-style-name="ce3"/>
        <table:table-column table:style-name="co1" table:number-columns-repeated="768" table:default-cell-style-name="Default"/>
        <table:table-row table:style-name="ro1">
          <table:table-cell table:style-name="ce1"/>
          <table:table-cell table:style-name="ce1" office:value-type="string">
            <text:p>login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APPLICATION</text:p>
          </table:table-cell>
          <table:table-cell table:style-name="ce2" office:value-type="string">
            <text:p>string</text:p>
          </table:table-cell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LMSTOKEN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office:value-type="string">
            <text:p>*.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PASSWOR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1" office:value-type="string">
            <text:p>USER NOT EXIS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1" office:value-type="string">
            <text:p>NO ACTIV USER FOR APPLICATION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1" office:value-type="string">
            <text:p>NO ROLE OR GROU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1" office:value-type="string">
            <text:p>NOT ACTIV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1" office:value-type="string">
            <text:p>logout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 office:value-type="string">
            <text:p>LOGIN TIM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</table:table>
      <table:table table:name="user" table:style-name="ta1" table:print="false">
        <table:table-column table:style-name="co8" table:default-cell-style-name="ce12"/>
        <table:table-column table:style-name="co9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2" table:default-cell-style-name="ce3"/>
        <table:table-column table:style-name="co14" table:default-cell-style-name="ce3"/>
        <table:table-column table:style-name="co12" table:default-cell-style-name="ce3"/>
        <table:table-column table:style-name="co15" table:default-cell-style-name="ce3"/>
        <table:table-column table:style-name="co3" table:default-cell-style-name="ce3"/>
        <table:table-column table:style-name="co14" table:default-cell-style-name="ce3"/>
        <table:table-column table:style-name="co12" table:default-cell-style-name="ce3"/>
        <table:table-column table:style-name="co16" table:default-cell-style-name="ce3"/>
        <table:table-column table:style-name="co12" table:default-cell-style-name="ce3"/>
        <table:table-column table:style-name="co15" table:default-cell-style-name="ce3"/>
        <table:table-column table:style-name="co12" table:default-cell-style-name="ce3"/>
        <table:table-column table:style-name="co15" table:default-cell-style-name="ce3"/>
        <table:table-column table:style-name="co10" table:default-cell-style-name="ce3"/>
        <table:table-column table:style-name="co17" table:default-cell-style-name="ce3"/>
        <table:table-column table:style-name="co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9" table:default-cell-style-name="ce3"/>
        <table:table-column table:style-name="co16" table:default-cell-style-name="ce3"/>
        <table:table-column table:style-name="co10" table:default-cell-style-name="ce3"/>
        <table:table-column table:style-name="co18" table:default-cell-style-name="ce3"/>
        <table:table-column table:style-name="co3" table:default-cell-style-name="ce3"/>
        <table:table-column table:style-name="co17" table:default-cell-style-name="ce3"/>
        <table:table-column table:style-name="co21" table:default-cell-style-name="ce3"/>
        <table:table-column table:style-name="co22" table:default-cell-style-name="ce3"/>
        <table:table-column table:style-name="co21" table:default-cell-style-name="ce3"/>
        <table:table-column table:style-name="co23" table:default-cell-style-name="ce3"/>
        <table:table-column table:style-name="co24" table:default-cell-style-name="ce3"/>
        <table:table-column table:style-name="co14" table:default-cell-style-name="ce3"/>
        <table:table-column table:style-name="co12" table:default-cell-style-name="ce3"/>
        <table:table-column table:style-name="co15" table:default-cell-style-name="ce3"/>
        <table:table-column table:style-name="co3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15" table:default-cell-style-name="ce3"/>
        <table:table-column table:style-name="co28" table:default-cell-style-name="ce3"/>
        <table:table-column table:style-name="co14" table:default-cell-style-name="ce3"/>
        <table:table-column table:style-name="co7" table:default-cell-style-name="ce3"/>
        <table:table-column table:style-name="co23" table:default-cell-style-name="ce3"/>
        <table:table-column table:style-name="co7" table:default-cell-style-name="ce3"/>
        <table:table-column table:style-name="co15" table:default-cell-style-name="ce3"/>
        <table:table-column table:style-name="co7" table:default-cell-style-name="ce3"/>
        <table:table-column table:style-name="co2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24" table:default-cell-style-name="ce3"/>
        <table:table-column table:style-name="co29" table:default-cell-style-name="ce3"/>
        <table:table-column table:style-name="co24" table:default-cell-style-name="ce3"/>
        <table:table-column table:style-name="co23" table:default-cell-style-name="ce3"/>
        <table:table-column table:style-name="co7" table:default-cell-style-name="ce3"/>
        <table:table-column table:style-name="co25" table:default-cell-style-name="ce3"/>
        <table:table-column table:style-name="co7" table:default-cell-style-name="ce3"/>
        <table:table-column table:style-name="co27" table:default-cell-style-name="ce3"/>
        <table:table-column table:style-name="co28" table:default-cell-style-name="ce3"/>
        <table:table-column table:style-name="co30" table:default-cell-style-name="ce3"/>
        <table:table-column table:style-name="co28" table:default-cell-style-name="ce3"/>
        <table:table-column table:style-name="co1" table:number-columns-repeated="185" table:default-cell-style-name="ce3"/>
        <table:table-column table:style-name="co1" table:number-columns-repeated="768" table:default-cell-style-name="Default"/>
        <table:table-row table:style-name="ro1">
          <table:table-cell/>
          <table:table-cell table:style-name="ce1" office:value-type="string">
            <text:p>getTemplateUsers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SIZE</text:p>
          </table:table-cell>
          <table:table-cell office:value-type="string">
            <text:p>integer</text:p>
          </table:table-cell>
          <table:table-cell table:style-name="ce16" office:value-type="string">
            <text:p>TemplateUser-n.LOGINNAME</text:p>
          </table:table-cell>
          <table:table-cell table:style-name="ce17" office:value-type="string">
            <text:p>str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uty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0-...</text:p>
          </table:table-cell>
          <table:table-cell/>
          <table:table-cell office:value-type="string">
            <text:p>*....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1" office:value-type="string">
            <text:p>getUsers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SIZE</text:p>
          </table:table-cell>
          <table:table-cell office:value-type="string">
            <text:p>integer</text:p>
          </table:table-cell>
          <table:table-cell table:style-name="ce16" office:value-type="string">
            <text:p>User-n.LOGIN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PASSWORD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FIRST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SURE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EMAIL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PHONEPRIV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PHONEWORK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MOBIL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FAX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CIT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ZIP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STRE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STREETNR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COUNTR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LANGUAG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LASTLOGIN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User-n.LASTLOGOUT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User-n.LOGINCOUNTER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User-n.WASHSTOR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URL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PHON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FAX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CIT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COUNTR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ZIP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STRE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STREETNR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WASHSTORE</text:p>
          </table:table-cell>
          <table:table-cell table:style-name="ce17" office:value-type="string">
            <text:p>string</text:p>
          </table:table-cell>
          <table:table-cell table:number-columns-repeated="953"/>
        </table:table-row>
        <table:table-row table:style-name="ro1">
          <table:table-cell table:number-columns-repeated="10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1" office:value-type="string">
            <text:p>getLoginUser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15" office:value-type="string">
            <text:p>LOGINNAME</text:p>
          </table:table-cell>
          <table:table-cell office:value-type="string">
            <text:p>string</text:p>
          </table:table-cell>
          <table:table-cell table:style-name="ce15" office:value-type="string">
            <text:p>PASSWORD</text:p>
          </table:table-cell>
          <table:table-cell office:value-type="string">
            <text:p>string</text:p>
          </table:table-cell>
          <table:table-cell table:style-name="ce15" office:value-type="string">
            <text:p>FIRSTNAME</text:p>
          </table:table-cell>
          <table:table-cell office:value-type="string">
            <text:p>string</text:p>
          </table:table-cell>
          <table:table-cell table:style-name="ce15" office:value-type="string">
            <text:p>SURENAME</text:p>
          </table:table-cell>
          <table:table-cell office:value-type="string">
            <text:p>string</text:p>
          </table:table-cell>
          <table:table-cell table:style-name="ce9" office:value-type="string">
            <text:p>EMAIL</text:p>
          </table:table-cell>
          <table:table-cell office:value-type="string">
            <text:p>string</text:p>
          </table:table-cell>
          <table:table-cell table:style-name="ce9" office:value-type="string">
            <text:p>PHONEPRIV</text:p>
          </table:table-cell>
          <table:table-cell office:value-type="string">
            <text:p>string</text:p>
          </table:table-cell>
          <table:table-cell table:style-name="ce9" office:value-type="string">
            <text:p>PHONEWORK</text:p>
          </table:table-cell>
          <table:table-cell office:value-type="string">
            <text:p>string</text:p>
          </table:table-cell>
          <table:table-cell table:style-name="ce9" office:value-type="string">
            <text:p>MOBILE</text:p>
          </table:table-cell>
          <table:table-cell office:value-type="string">
            <text:p>string</text:p>
          </table:table-cell>
          <table:table-cell table:style-name="ce9" office:value-type="string">
            <text:p>FAX</text:p>
          </table:table-cell>
          <table:table-cell office:value-type="string">
            <text:p>string</text:p>
          </table:table-cell>
          <table:table-cell table:style-name="ce9" office:value-type="string">
            <text:p>CITY</text:p>
          </table:table-cell>
          <table:table-cell office:value-type="string">
            <text:p>string</text:p>
          </table:table-cell>
          <table:table-cell table:style-name="ce9" office:value-type="string">
            <text:p>STATE</text:p>
          </table:table-cell>
          <table:table-cell office:value-type="string">
            <text:p>string</text:p>
          </table:table-cell>
          <table:table-cell table:style-name="ce9" office:value-type="string">
            <text:p>ZIP</text:p>
          </table:table-cell>
          <table:table-cell office:value-type="string">
            <text:p>string</text:p>
          </table:table-cell>
          <table:table-cell table:style-name="ce9" office:value-type="string">
            <text:p>STREET</text:p>
          </table:table-cell>
          <table:table-cell office:value-type="string">
            <text:p>string</text:p>
          </table:table-cell>
          <table:table-cell table:style-name="ce9" office:value-type="string">
            <text:p>STREETNR</text:p>
          </table:table-cell>
          <table:table-cell office:value-type="string">
            <text:p>string</text:p>
          </table:table-cell>
          <table:table-cell table:style-name="ce9" office:value-type="string">
            <text:p>COUNTRY</text:p>
          </table:table-cell>
          <table:table-cell office:value-type="string">
            <text:p>string</text:p>
          </table:table-cell>
          <table:table-cell table:style-name="ce9" office:value-type="string">
            <text:p>LANGUAGE</text:p>
          </table:table-cell>
          <table:table-cell office:value-type="string">
            <text:p>string</text:p>
          </table:table-cell>
          <table:table-cell table:style-name="ce9" office:value-type="string">
            <text:p>LASTLOGIN</text:p>
          </table:table-cell>
          <table:table-cell office:value-type="string">
            <text:p>integer</text:p>
          </table:table-cell>
          <table:table-cell table:style-name="ce9" office:value-type="string">
            <text:p>LASTLOGOUT</text:p>
          </table:table-cell>
          <table:table-cell office:value-type="string">
            <text:p>integer</text:p>
          </table:table-cell>
          <table:table-cell table:style-name="ce9" office:value-type="string">
            <text:p>LOGINCOUNTER</text:p>
          </table:table-cell>
          <table:table-cell office:value-type="string">
            <text:p>integer</text:p>
          </table:table-cell>
          <table:table-cell table:style-name="ce9" office:value-type="string">
            <text:p>WASHSTORE</text:p>
          </table:table-cell>
          <table:table-cell office:value-type="string">
            <text:p>string</text:p>
          </table:table-cell>
          <table:table-cell table:style-name="ce9" office:value-type="string">
            <text:p>ORGANAME</text:p>
          </table:table-cell>
          <table:table-cell office:value-type="string">
            <text:p>string</text:p>
          </table:table-cell>
          <table:table-cell table:style-name="ce9" office:value-type="string">
            <text:p>ORGAURL</text:p>
          </table:table-cell>
          <table:table-cell office:value-type="string">
            <text:p>string</text:p>
          </table:table-cell>
          <table:table-cell table:style-name="ce9" office:value-type="string">
            <text:p>ORGAPHONE</text:p>
          </table:table-cell>
          <table:table-cell office:value-type="string">
            <text:p>string</text:p>
          </table:table-cell>
          <table:table-cell table:style-name="ce9" office:value-type="string">
            <text:p>ORGAFAX</text:p>
          </table:table-cell>
          <table:table-cell office:value-type="string">
            <text:p>string</text:p>
          </table:table-cell>
          <table:table-cell table:style-name="ce9" office:value-type="string">
            <text:p>ORGACITY</text:p>
          </table:table-cell>
          <table:table-cell office:value-type="string">
            <text:p>string</text:p>
          </table:table-cell>
          <table:table-cell table:style-name="ce9" office:value-type="string">
            <text:p>ORGASTATE</text:p>
          </table:table-cell>
          <table:table-cell office:value-type="string">
            <text:p>string</text:p>
          </table:table-cell>
          <table:table-cell table:style-name="ce9" office:value-type="string">
            <text:p>ORGACOUNTRY</text:p>
          </table:table-cell>
          <table:table-cell office:value-type="string">
            <text:p>string</text:p>
          </table:table-cell>
          <table:table-cell table:style-name="ce9" office:value-type="string">
            <text:p>ORGAZIP</text:p>
          </table:table-cell>
          <table:table-cell office:value-type="string">
            <text:p>string</text:p>
          </table:table-cell>
          <table:table-cell table:style-name="ce9" office:value-type="string">
            <text:p>ORGASTREET</text:p>
          </table:table-cell>
          <table:table-cell office:value-type="string">
            <text:p>string</text:p>
          </table:table-cell>
          <table:table-cell table:style-name="ce9" office:value-type="string">
            <text:p>ORGASTREETNR</text:p>
          </table:table-cell>
          <table:table-cell office:value-type="string">
            <text:p>string</text:p>
          </table:table-cell>
          <table:table-cell table:style-name="ce9" office:value-type="string">
            <text:p>ORGAWASHSTORE</text:p>
          </table:table-cell>
          <table:table-cell office:value-type="string">
            <text:p>string</text:p>
          </table:table-cell>
          <table:table-cell table:number-columns-repeated="955"/>
        </table:table-row>
        <table:table-row table:style-name="ro1">
          <table:table-cell table:style-name="ce3"/>
          <table:table-cell table:number-columns-repeated="7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5"/>
        </table:table-row>
        <table:table-row table:style-name="ro1">
          <table:table-cell table:style-name="ce3"/>
          <table:table-cell table:number-columns-repeated="3"/>
          <table:table-cell office:value-type="string">
            <text:p>true</text:p>
          </table:table-cell>
          <table:table-cell/>
          <table:table-cell table:style-name="ce10"/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1" office:value-type="string">
            <text:p>newUser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14" office:value-type="string">
            <text:p>TEMPLATELOGIN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14"/>
          <table:table-cell table:style-name="ce2" office:value-type="string">
            <text:p>„“</text:p>
          </table:table-cell>
          <table:table-cell table:style-name="ce14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/>
          <table:table-cell table:style-name="ce8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TEMPLATE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LOGINNAME USED BY OTHER USER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ORGANISAT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"/>
          <table:table-cell table:style-name="ce1" office:value-type="string">
            <text:p>removeUse<text:span text:style-name="T1">r</text:span><text:span text:style-name="T2">FromApplication</text:span>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number-columns-repeated="3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1" office:value-type="string">
            <text:p>updateUser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14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14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number-columns-repeated="3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0" office:value-type="string">
            <text:p>LOGINNAME USED BY OTHER USER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3" office:value-type="string">
            <text:p>WRONG ORGANISAT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2">
          <table:table-cell/>
          <table:table-cell table:style-name="ce1" office:value-type="string">
            <text:p>getUser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2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14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2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/>
          <table:table-cell/>
          <table:table-cell table:style-name="ce16" office:value-type="string">
            <text:p>User.LOGIN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PASSWORD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FIRST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SURE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EMAIL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PHONEPRIV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PHONEWORK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MOBIL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FAX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CIT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ZIP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STRE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STREETNR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COUNTR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LANGUAG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LASTLOGIN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User.LASTLOGOUT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User.LOGINCOUNTER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User.WASHSTOR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URL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PHON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FAX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CIT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COUNTR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ZIP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STRE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STREETNR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.ORGAWASHSTORE</text:p>
          </table:table-cell>
          <table:table-cell table:style-name="ce17" office:value-type="string">
            <text:p>string</text:p>
          </table:table-cell>
          <table:table-cell table:number-columns-repeated="953"/>
        </table:table-row>
        <table:table-row table:style-name="ro2">
          <table:table-cell table:number-columns-repeated="10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3"/>
        </table:table-row>
        <table:table-row table:style-name="ro2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/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3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USER NOT FOUND</text:p>
          </table:table-cell>
          <table:table-cell/>
          <table:table-cell table:style-name="ce10"/>
          <table:table-cell table:number-columns-repeated="1015"/>
        </table:table-row>
      </table:table>
      <table:table table:name="orga" table:style-name="ta1" table:print="false">
        <table:table-column table:style-name="co1" table:default-cell-style-name="ce12"/>
        <table:table-column table:style-name="co31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3"/>
        <table:table-column table:style-name="co32" table:default-cell-style-name="ce3"/>
        <table:table-column table:style-name="co22" table:default-cell-style-name="ce3"/>
        <table:table-column table:style-name="co12" table:default-cell-style-name="ce3"/>
        <table:table-column table:style-name="co33" table:default-cell-style-name="ce3"/>
        <table:table-column table:style-name="co32" table:default-cell-style-name="ce3"/>
        <table:table-column table:style-name="co34" table:default-cell-style-name="ce3"/>
        <table:table-column table:style-name="co3" table:default-cell-style-name="ce3"/>
        <table:table-column table:style-name="co33" table:default-cell-style-name="ce3"/>
        <table:table-column table:style-name="co12" table:default-cell-style-name="ce3"/>
        <table:table-column table:style-name="co22" table:default-cell-style-name="ce3"/>
        <table:table-column table:style-name="co6" table:default-cell-style-name="ce3"/>
        <table:table-column table:style-name="co34" table:default-cell-style-name="ce3"/>
        <table:table-column table:style-name="co32" table:default-cell-style-name="ce3"/>
        <table:table-column table:style-name="co35" table:default-cell-style-name="ce3"/>
        <table:table-column table:style-name="co24" table:default-cell-style-name="ce3"/>
        <table:table-column table:style-name="co33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27" table:default-cell-style-name="ce3"/>
        <table:table-column table:style-name="co7" table:default-cell-style-name="ce3"/>
        <table:table-column table:style-name="co39" table:default-cell-style-name="ce3"/>
        <table:table-column table:style-name="co28" table:default-cell-style-name="ce3"/>
        <table:table-column table:style-name="co1" table:number-columns-repeated="225" table:default-cell-style-name="ce3"/>
        <table:table-column table:style-name="co1" table:number-columns-repeated="768" table:default-cell-style-name="Default"/>
        <table:table-row table:style-name="ro1">
          <table:table-cell/>
          <table:table-cell table:style-name="ce1" office:value-type="string">
            <text:p>getOrgas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SIZE</text:p>
          </table:table-cell>
          <table:table-cell office:value-type="string">
            <text:p>integer</text:p>
          </table:table-cell>
          <table:table-cell table:style-name="ce16" office:value-type="string">
            <text:p>Orga-n.ORGA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URL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PHON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FAX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CIT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COUNTR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ZIP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STRE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STREETNR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WASHSTORE</text:p>
          </table:table-cell>
          <table:table-cell table:style-name="ce17" office:value-type="string">
            <text:p>string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1" office:value-type="string">
            <text:p>newOrga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8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URL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PHON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FAX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CIT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STAT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COUNTR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ZIP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STREET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STREETNR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WASHSTORE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213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/>
          <table:table-cell table:style-name="ce8"/>
          <table:table-cell table:style-name="ce14"/>
          <table:table-cell table:style-name="ce2" office:value-type="string">
            <text:p>duty</text:p>
          </table:table-cell>
          <table:table-cell table:style-name="ce14"/>
          <table:table-cell table:style-name="ce2" office:value-type="string">
            <text:p>„“</text:p>
          </table:table-cell>
          <table:table-cell table:style-name="ce14"/>
          <table:table-cell table:style-name="ce2" office:value-type="string">
            <text:p>„“</text:p>
          </table:table-cell>
          <table:table-cell table:style-name="ce14"/>
          <table:table-cell table:style-name="ce2" office:value-type="string">
            <text:p>„“</text:p>
          </table:table-cell>
          <table:table-cell table:style-name="ce14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215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/>
          <table:table-cell table:style-name="ce8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28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<text:span text:style-name="T3">MALFROMEDURL</text:span><text:span text:style-name="T4"> </text:span>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ORGANAME USED BY OTHER ORGA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</table:table>
      <table:table table:name="action" table:style-name="ta1" table:print="false">
        <table:table-column table:style-name="co1" table:default-cell-style-name="ce3"/>
        <table:table-column table:style-name="co40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column table:style-name="co33" table:default-cell-style-name="ce3"/>
        <table:table-column table:style-name="co41" table:number-columns-repeated="2" table:default-cell-style-name="ce3"/>
        <table:table-column table:style-name="co38" table:default-cell-style-name="ce3"/>
        <table:table-column table:style-name="co7" table:default-cell-style-name="ce3"/>
        <table:table-column table:style-name="co38" table:default-cell-style-name="ce3"/>
        <table:table-column table:style-name="co26" table:default-cell-style-name="ce3"/>
        <table:table-column table:style-name="co22" table:default-cell-style-name="ce3"/>
        <table:table-column table:style-name="co7" table:default-cell-style-name="ce3"/>
        <table:table-column table:style-name="co22" table:default-cell-style-name="ce3"/>
        <table:table-column table:style-name="co7" table:default-cell-style-name="ce3"/>
        <table:table-column table:style-name="co23" table:default-cell-style-name="ce3"/>
        <table:table-column table:style-name="co7" table:default-cell-style-name="ce3"/>
        <table:table-column table:style-name="co38" table:default-cell-style-name="ce3"/>
        <table:table-column table:style-name="co7" table:default-cell-style-name="ce3"/>
        <table:table-column table:style-name="co38" table:default-cell-style-name="ce3"/>
        <table:table-column table:style-name="co7" table:default-cell-style-name="ce3"/>
        <table:table-column table:style-name="co1" table:number-columns-repeated="233" table:default-cell-style-name="ce3"/>
        <table:table-column table:style-name="co1" table:number-columns-repeated="768" table:default-cell-style-name="Default"/>
        <table:table-row table:style-name="ro1">
          <table:table-cell table:style-name="ce4"/>
          <table:table-cell table:style-name="ce1" office:value-type="string">
            <text:p>getActions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SIZE</text:p>
          </table:table-cell>
          <table:table-cell office:value-type="string">
            <text:p>integer</text:p>
          </table:table-cell>
          <table:table-cell table:style-name="ce16" office:value-type="string">
            <text:p>Action-n.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SORT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Action-n.TARG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ACTION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RUL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ROLE</text:p>
          </table:table-cell>
          <table:table-cell table:style-name="ce17" office:value-type="string">
            <text:p>string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4"/>
          <table:table-cell table:style-name="ce1" office:value-type="string">
            <text:p>isAllowed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PERMISSION</text:p>
          </table:table-cell>
          <table:table-cell office:value-type="string">
            <text:p>boolean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true/fals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4">04.09.2009</text:date>, <text:time>19:27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ander Kratzer</meta:initial-creator>
    <meta:creation-date>2008-10-23T00:35:53.62</meta:creation-date>
    <dc:date>2009-09-04T19:27:21.19</dc:date>
    <dc:creator>Alexander Kratzer</dc:creator>
    <meta:editing-duration>PT202H38M41S</meta:editing-duration>
    <meta:editing-cycles>56</meta:editing-cycles>
    <meta:generator>OpenOffice.org/3.0$Win32 OpenOffice.org_project/300m15$Build-9379</meta:generator>
    <meta:document-statistic meta:table-count="4" meta:cell-count="874" meta:object-count="0"/>
    <meta:user-defined meta:name="Info 1"/>
    <meta:user-defined meta:name="Info 2"/>
    <meta:user-defined meta:name="Info 3"/>
    <meta:user-defined meta:name="Info 4"/>
  </office:meta>
</office:document-meta>
</file>